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b1d5" officeooo:paragraph-rsid="0010b1d5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0b1d5" officeooo:paragraph-rsid="0010b1d5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0b1d5" officeooo:paragraph-rsid="0010b1d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0b1d5" officeooo:paragraph-rsid="00135715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0cb05" officeooo:paragraph-rsid="0010cb05" style:font-weight-asian="normal" style:font-weight-complex="normal"/>
    </style:style>
    <style:style style:name="T1" style:family="text">
      <style:text-properties officeooo:rsid="0010cb05"/>
    </style:style>
    <style:style style:name="T2" style:family="text">
      <style:text-properties officeooo:rsid="001193be"/>
    </style:style>
    <style:style style:name="T3" style:family="text">
      <style:text-properties officeooo:rsid="00135715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FOBUS</text:p>
      <text:p text:style-name="P2"/>
      <text:p text:style-name="P3">En la semana se decidió cambiar el lenguaje de servidor, de php a node js, y la base de datos <text:span text:style-name="T2">pr aaalmacenar la posicion de los colectivos</text:span> paso de mysql a mongodb, mongo presenta la facilidad de guardar los datos en documentos con un formato llamado bson que es un derivado de json, por ende es javascript. Y en cuanto a nodejs es un entorno para el lado del servidor que ejecuta javascript en pc gracias al motor v8 de google, <text:span text:style-name="T3">este es un motor que implementa google para ejecutar javascript en su navegador chrome por ejemplo</text:span>.</text:p>
      <text:p text:style-name="P3"/>
      <text:p text:style-name="P4">En la semana se pudo completar la parte del servidor,<text:span text:style-name="T3"> que realiza la busqueda en la base de datos para informar al usuario la posicion del colectivo.</text:span> y la base de datos, <text:span text:style-name="T3">que almacena la posicion del colectivo en tiempo real. P</text:span>ero falta implementar los horarios en el servidor. </text:p>
      <text:p text:style-name="P4"/>
      <text:p text:style-name="P4"><text:span text:style-name="T3">D</text:span>e igual manera empezamos a trabajar en la base de datos de las paradas para el cliente, falta la <text:span text:style-name="T1">implementación</text:span> del arduino, intentamos conseguir los <text:span text:style-name="T1">módulos</text:span> pero no <text:span text:style-name="T1">había</text:span> stock de los mismos asi que se ver<text:span text:style-name="T1">á </text:span>en la semana de conseguirlos.</text:p>
      <text:p text:style-name="P3"/>
      <text:p text:style-name="P5">También logramos representar el colectivo en el mapa mediante la api de google maps, a su vez se esta implementando marcar la ruta de la linea en el mapa.</text:p>
      <text:p text:style-name="P5"/>
      <text:p text:style-name="P5">Logramos que un profesor nos brinde un modulo gps y a futuro un modulo gprs con los cuales lograremos la implementación a mayor escala del proyecto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0T22:59:44.551386293</meta:creation-date>
    <dc:date>2018-06-12T06:52:14.630854938</dc:date>
    <meta:editing-duration>PT5M43S</meta:editing-duration>
    <meta:editing-cycles>1</meta:editing-cycles>
    <meta:document-statistic meta:table-count="0" meta:image-count="0" meta:object-count="0" meta:page-count="1" meta:paragraph-count="6" meta:word-count="244" meta:character-count="1351" meta:non-whitespace-character-count="1111"/>
    <meta:generator>LibreOffice/6.0.3.2$Linux_X86_64 LibreOffice_project/00m0$Build-2</meta:generator>
  </office:meta>
</office:document-meta>
</file>